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" svg:font-family="Baskerville"/>
    <style:font-face style:name="Helvetica Neue" svg:font-family="'Helvetica Neue', Helvetica, Arial, sans-serif"/>
    <style:font-face style:name="DejaVu Sans" svg:font-family="'DejaVu Sans'" style:font-pitch="variable"/>
    <style:font-face style:name="Libre Baskerville" svg:font-family="'Libre Baskerville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book-norm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officeooo:paragraph-rsid="0002b3fa" style:font-size-asian="12pt" style:font-name-complex="Book Antiqua" style:font-size-complex="12pt"/>
    </style:style>
    <style:style style:name="P2" style:family="paragraph" style:parent-style-name="book-norm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style:font-size-asian="12pt" style:font-size-complex="12pt"/>
    </style:style>
    <style:style style:name="P3" style:family="paragraph" style:parent-style-name="book-norm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fo:font-weight="normal" style:font-size-asian="12pt" style:font-weight-asian="normal" style:font-name-complex="Book Antiqua" style:font-size-complex="12pt" style:font-weight-complex="normal"/>
    </style:style>
    <style:style style:name="P4" style:family="paragraph" style:parent-style-name="book-norm">
      <style:paragraph-properties fo:margin-left="0in" fo:margin-right="0in" fo:text-indent="-0.25in" style:auto-text-indent="false" style:shadow="none">
        <style:tab-stops/>
      </style:paragraph-properties>
      <style:text-properties style:font-name="Libre Baskerville" fo:font-size="12pt" style:font-size-asian="12pt" style:font-size-complex="12pt"/>
    </style:style>
    <style:style style:name="P5" style:family="paragraph" style:parent-style-name="book-norm" style:master-page-name="">
      <loext:graphic-properties draw:fill="none"/>
      <style:paragraph-properties fo:margin-left="-0.25in" fo:margin-right="0in" fo:text-align="start" style:justify-single-word="false" fo:orphans="2" fo:widows="2" fo:hyphenation-ladder-count="no-limit" fo:text-indent="0in" style:auto-text-indent="false" style:page-number="auto" style:writing-mode="lr-tb"/>
      <style:text-properties fo:color="#000000" style:font-name="Libre Baskerville" fo:font-size="12pt" style:text-underline-style="solid" style:text-underline-width="auto" style:text-underline-color="font-color" fo:font-weight="bold" officeooo:rsid="0002b3fa" officeooo:paragraph-rsid="0002b3fa" style:font-size-asian="12pt" style:font-weight-asian="bold" style:font-size-complex="12pt" style:font-weight-complex="bold" fo:hyphenate="false" fo:hyphenation-remain-char-count="2" fo:hyphenation-push-char-count="2"/>
    </style:style>
    <style:style style:name="P6" style:family="paragraph" style:parent-style-name="book-norm">
      <loext:graphic-properties draw:fill="none"/>
      <style:paragraph-properties fo:margin-left="-0.25in" fo:margin-right="0in" fo:text-align="start" style:justify-single-word="false" fo:orphans="2" fo:widows="2" fo:hyphenation-ladder-count="no-limit" fo:text-indent="0in" style:auto-text-indent="false" style:writing-mode="lr-tb"/>
      <style:text-properties fo:color="#000000" style:font-name="Libre Baskerville" fo:font-size="12pt" style:text-underline-style="solid" style:text-underline-width="auto" style:text-underline-color="font-color" fo:font-weight="normal" officeooo:rsid="0002b3fa" officeooo:paragraph-rsid="0002b3fa" style:font-size-asian="12pt" style:font-weight-asian="normal" style:font-size-complex="12pt" style:font-weight-complex="normal" fo:hyphenate="false" fo:hyphenation-remain-char-count="2" fo:hyphenation-push-char-count="2"/>
    </style:style>
    <style:style style:name="P7" style:family="paragraph" style:parent-style-name="book-head22">
      <style:text-properties style:font-name="Libre Baskerville"/>
    </style:style>
    <style:style style:name="P8" style:family="paragraph" style:parent-style-name="book-head22" style:master-page-name="">
      <style:paragraph-properties fo:margin-left="0in" fo:margin-right="0in" fo:text-indent="-0.25in" style:auto-text-indent="false" style:page-number="auto" style:shadow="none">
        <style:tab-stops/>
      </style:paragraph-properties>
      <style:text-properties fo:color="#000000" style:font-name="Libre Baskerville" fo:font-size="12pt" style:font-size-asian="12pt" style:font-name-complex="Book Antiqua" style:font-size-complex="12pt"/>
    </style:style>
    <style:style style:name="P9" style:family="paragraph" style:parent-style-name="book-head22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style:font-size-asian="12pt" style:font-name-complex="Book Antiqua" style:font-size-complex="12pt"/>
    </style:style>
    <style:style style:name="P10" style:family="paragraph" style:parent-style-name="book-norm2">
      <style:paragraph-properties fo:text-align="center" style:justify-single-word="false"/>
    </style:style>
    <style:style style:name="P11" style:family="paragraph" style:parent-style-name="book-norm2">
      <style:paragraph-properties fo:text-align="center" style:justify-single-word="false"/>
      <style:text-properties fo:color="#000000" style:font-name="Book Antiqua" style:font-name-complex="Book Antiqua"/>
    </style:style>
    <style:style style:name="P12" style:family="paragraph" style:parent-style-name="book-norm2">
      <style:paragraph-properties fo:text-align="center" style:justify-single-word="false"/>
      <style:text-properties fo:color="#000000" style:font-name="Libre Baskerville" fo:font-size="12pt" style:font-size-asian="12pt" style:font-name-complex="Book Antiqua" style:font-size-complex="12pt"/>
    </style:style>
    <style:style style:name="P13" style:family="paragraph" style:parent-style-name="book-norm2">
      <style:paragraph-properties fo:padding-left="0in" fo:padding-right="0in" fo:padding-top="0.0138in" fo:padding-bottom="0in" fo:border-left="none" fo:border-right="none" fo:border-top="0.11pt solid #000000" fo:border-bottom="none"/>
      <style:text-properties style:font-name="Libre Baskerville" fo:font-size="12pt" style:font-size-asian="12pt" style:font-size-complex="12pt"/>
    </style:style>
    <style:style style:name="P14" style:family="paragraph" style:parent-style-name="book-norm2" style:master-page-name="Standard">
      <style:paragraph-properties fo:text-align="center" style:justify-single-word="false" style:page-number="auto"/>
    </style:style>
    <style:style style:name="P15" style:family="paragraph" style:parent-style-name="book-norm2" style:master-page-name="Standard">
      <style:paragraph-properties fo:text-align="center" style:justify-single-word="false" style:page-number="auto"/>
      <style:text-properties officeooo:paragraph-rsid="0003d282"/>
    </style:style>
    <style:style style:name="P16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style:font-size-asian="12pt" style:font-name-complex="Book Antiqua" style:font-size-complex="12pt"/>
    </style:style>
    <style:style style:name="P17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officeooo:paragraph-rsid="0002b3fa" style:font-size-asian="12pt" style:font-name-complex="Book Antiqua" style:font-size-complex="12pt"/>
    </style:style>
    <style:style style:name="P18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officeooo:rsid="0002b3fa" officeooo:paragraph-rsid="0002b3fa" style:font-size-asian="12pt" style:font-name-complex="Book Antiqua" style:font-size-complex="12pt"/>
    </style:style>
    <style:style style:name="P19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fo:background-color="#ffffff" style:font-size-asian="12pt" style:font-name-complex="Book Antiqua" style:font-size-complex="12pt"/>
    </style:style>
    <style:style style:name="P20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style:text-underline-style="solid" style:text-underline-width="auto" style:text-underline-color="font-color" style:font-size-asian="12pt" style:font-name-complex="Book Antiqua" style:font-size-complex="12pt"/>
    </style:style>
    <style:style style:name="P21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fo:font-style="italic" style:font-size-asian="12pt" style:font-style-asian="italic" style:font-name-complex="Book Antiqua" style:font-size-complex="12pt"/>
    </style:style>
    <style:style style:name="P22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fo:font-style="italic" fo:font-weight="normal" style:font-size-asian="12pt" style:font-style-asian="italic" style:font-weight-asian="normal" style:font-name-complex="Book Antiqua" style:font-size-complex="12pt" style:font-weight-complex="normal"/>
    </style:style>
    <style:style style:name="P23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fo:color="#000000" style:font-name="Libre Baskerville" fo:font-size="12pt" style:text-underline-style="none" officeooo:rsid="0002b3fa" officeooo:paragraph-rsid="0002b3fa" fo:background-color="transparent" style:font-size-asian="12pt" style:font-name-complex="Book Antiqua" style:font-size-complex="12pt"/>
    </style:style>
    <style:style style:name="P24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style:font-name="Libre Baskerville" fo:font-size="12pt" style:font-size-asian="12pt" style:font-size-complex="12pt"/>
    </style:style>
    <style:style style:name="P25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style:font-name="Libre Baskerville" fo:font-size="12pt" officeooo:paragraph-rsid="0002b3fa" style:font-size-asian="12pt" style:font-size-complex="12pt"/>
    </style:style>
    <style:style style:name="P26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style:font-name="Libre Baskerville" fo:font-size="12pt" fo:font-weight="normal" style:font-size-asian="12pt" style:font-weight-asian="normal" style:font-size-complex="12pt" style:font-weight-complex="normal"/>
    </style:style>
    <style:style style:name="P27" style:family="paragraph" style:parent-style-name="book-norm2">
      <style:paragraph-properties fo:margin-left="0in" fo:margin-right="0in" fo:text-indent="-0.25in" style:auto-text-indent="false" style:shadow="none">
        <style:tab-stops/>
      </style:paragraph-properties>
      <style:text-properties style:font-name="Libre Baskerville" fo:font-size="12pt" style:text-underline-style="none" officeooo:paragraph-rsid="0002b3fa" fo:background-color="transparent" style:font-size-asian="12pt" style:font-size-complex="12pt"/>
    </style:style>
    <style:style style:name="P28" style:family="paragraph" style:parent-style-name="book-norm2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-0.25in" style:auto-text-indent="false" style:page-number="auto" style:shadow="none" style:writing-mode="lr-tb">
        <style:tab-stops/>
      </style:paragraph-properties>
      <style:text-properties fo:color="#000000" style:font-name="Libre Baskerville" fo:font-size="12pt" fo:background-color="#ffffff" style:font-size-asian="12pt" style:font-name-complex="Book Antiqua" style:font-size-complex="12pt" fo:hyphenate="false" fo:hyphenation-remain-char-count="2" fo:hyphenation-push-char-count="2"/>
    </style:style>
    <style:style style:name="T1" style:family="text">
      <style:text-properties fo:color="#000000" style:font-name="Book Antiqua" style:font-name-complex="Book Antiqua"/>
    </style:style>
    <style:style style:name="T2" style:family="text">
      <style:text-properties fo:color="#000000" style:font-name="Book Antiqua" fo:font-weight="normal" style:font-weight-asian="normal" style:font-name-complex="Book Antiqua"/>
    </style:style>
    <style:style style:name="T3" style:family="text">
      <style:text-properties fo:color="#000000" style:font-name="Book Antiqua" fo:background-color="#ffffff" loext:char-shading-value="0" style:font-name-complex="Book Antiqua"/>
    </style:style>
    <style:style style:name="T4" style:family="text">
      <style:text-properties fo:color="#000000" style:font-name="Book Antiqua" fo:font-style="italic" style:font-style-asian="italic" style:font-name-complex="Book Antiqua"/>
    </style:style>
    <style:style style:name="T5" style:family="text">
      <style:text-properties fo:color="#000000" style:font-name="Book Antiqua" fo:font-style="normal" fo:font-weight="bold" style:font-name-asian="Book Antiqua" style:font-style-asian="normal" style:font-weight-asian="bold" style:font-name-complex="Book Antiqua" style:font-style-complex="normal" style:font-weight-complex="bold"/>
    </style:style>
    <style:style style:name="T6" style:family="text">
      <style:text-properties fo:color="#000000" style:font-name="Book Antiqua" fo:font-size="20pt" fo:letter-spacing="0.139in" style:font-size-asian="20pt" style:font-name-complex="Book Antiqua" style:font-size-complex="20pt"/>
    </style:style>
    <style:style style:name="T7" style:family="text">
      <style:text-properties fo:color="#000000" style:font-name-complex="Book Antiqua"/>
    </style:style>
    <style:style style:name="T8" style:family="text">
      <style:text-properties fo:color="#000000" officeooo:rsid="0002b3fa" style:font-name-complex="Book Antiqua"/>
    </style:style>
    <style:style style:name="T9" style:family="text">
      <style:text-properties fo:color="#000000" fo:font-weight="normal" style:font-weight-asian="normal" style:font-name-complex="Book Antiqua" style:font-weight-complex="normal"/>
    </style:style>
    <style:style style:name="T10" style:family="text">
      <style:text-properties fo:color="#000000" fo:font-weight="normal" officeooo:rsid="0002b3fa" style:font-weight-asian="normal" style:font-name-complex="Book Antiqua" style:font-weight-complex="normal"/>
    </style:style>
    <style:style style:name="T11" style:family="text">
      <style:text-properties fo:color="#000000" fo:font-weight="normal" style:font-name-asian="Book Antiqua" style:font-weight-asian="normal" style:font-name-complex="Book Antiqua" style:font-weight-complex="normal"/>
    </style:style>
    <style:style style:name="T12" style:family="text">
      <style:text-properties fo:color="#000000" fo:background-color="#ffffff" loext:char-shading-value="0" style:font-name-complex="Book Antiqua"/>
    </style:style>
    <style:style style:name="T13" style:family="text">
      <style:text-properties fo:color="#000000" style:text-underline-style="solid" style:text-underline-width="auto" style:text-underline-color="font-color" style:font-name-complex="Book Antiqua"/>
    </style:style>
    <style:style style:name="T14" style:family="text">
      <style:text-properties fo:color="#000000" style:text-underline-style="solid" style:text-underline-width="auto" style:text-underline-color="font-color" fo:background-color="#ffffff" loext:char-shading-value="0" style:font-name-complex="Book Antiqua"/>
    </style:style>
    <style:style style:name="T15" style:family="text">
      <style:text-properties fo:color="#000000" fo:font-style="italic" style:font-style-asian="italic" style:font-name-complex="Book Antiqua"/>
    </style:style>
    <style:style style:name="T16" style:family="text">
      <style:text-properties fo:color="#000000" fo:font-style="italic" style:text-underline-style="none" style:font-style-asian="italic" style:font-name-complex="Book Antiqua" style:font-style-complex="normal"/>
    </style:style>
    <style:style style:name="T17" style:family="text">
      <style:text-properties fo:color="#000000" style:text-underline-style="none" fo:background-color="#ffffff" loext:char-shading-value="0" style:font-name-complex="Book Antiqua"/>
    </style:style>
    <style:style style:name="T18" style:family="text">
      <style:text-properties fo:color="#000000" style:text-underline-style="none" fo:background-color="transparent" loext:char-shading-value="0" style:font-name-asian="Book Antiqua" style:font-name-complex="Book Antiqua"/>
    </style:style>
    <style:style style:name="T19" style:family="text">
      <style:text-properties fo:color="#000000" style:text-underline-style="none" fo:background-color="transparent" loext:char-shading-value="0" style:font-name-complex="Book Antiqua"/>
    </style:style>
    <style:style style:name="T20" style:family="text">
      <style:text-properties fo:color="#000000" style:text-underline-style="none" officeooo:rsid="0002b3fa" fo:background-color="transparent" loext:char-shading-value="0" style:font-name-complex="Book Antiqua"/>
    </style:style>
    <style:style style:name="T21" style:family="text">
      <style:text-properties fo:color="#000000" fo:font-style="normal" style:font-style-asian="normal" style:font-name-complex="Book Antiqua" style:font-style-complex="normal"/>
    </style:style>
    <style:style style:name="T22" style:family="text">
      <style:text-properties fo:color="#000000" fo:font-style="normal" style:text-underline-style="solid" style:text-underline-width="auto" style:text-underline-color="font-color" style:font-style-asian="normal" style:font-name-complex="Book Antiqua" style:font-style-complex="normal"/>
    </style:style>
    <style:style style:name="T23" style:family="text">
      <style:text-properties fo:color="#000000" fo:font-style="normal" style:text-underline-style="none" style:font-style-asian="normal" style:font-name-complex="Book Antiqua" style:font-style-complex="normal"/>
    </style:style>
    <style:style style:name="T24" style:family="text">
      <style:text-properties fo:color="#000000" fo:font-style="normal" style:font-name-asian="Book Antiqua" style:font-style-asian="normal" style:font-name-complex="Book Antiqua" style:font-style-complex="normal"/>
    </style:style>
    <style:style style:name="T25" style:family="text">
      <style:text-properties fo:color="#000000" style:text-position="super 58%" style:font-name-complex="Book Antiqua"/>
    </style:style>
    <style:style style:name="T26" style:family="text">
      <style:text-properties fo:color="#000000" style:font-name-asian="Book Antiqua" style:font-name-complex="Book Antiqua"/>
    </style:style>
    <style:style style:name="T27" style:family="text">
      <style:text-properties fo:color="#000000" style:font-name="Libre Baskerville" fo:font-size="12pt" fo:font-weight="normal" style:font-size-asian="12pt" style:font-weight-asian="normal" style:font-name-complex="Book Antiqua" style:font-size-complex="12pt"/>
    </style:style>
    <style:style style:name="T28" style:family="text">
      <style:text-properties fo:color="#000000" style:font-name="Libre Baskerville" fo:font-size="12pt" fo:font-weight="normal" officeooo:rsid="0002b3fa" style:font-size-asian="12pt" style:font-weight-asian="normal" style:font-name-complex="Book Antiqua" style:font-size-complex="12pt"/>
    </style:style>
    <style:style style:name="T29" style:family="text">
      <style:text-properties fo:color="#000000" style:font-name="Libre Baskerville" fo:font-size="12pt" style:font-size-asian="12pt" style:font-name-complex="Book Antiqua" style:font-size-complex="12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03d28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2b3fa" style:font-weight-asian="bold" style:font-weight-complex="bold"/>
    </style:style>
    <style:style style:name="T35" style:family="text">
      <style:text-properties style:font-name-asian="Book Antiqua"/>
    </style:style>
    <style:style style:name="T36" style:family="text">
      <style:text-properties officeooo:rsid="0002b3fa"/>
    </style:style>
    <style:style style:name="T37" style:family="text">
      <style:text-properties style:font-name="Libre Baskerville" fo:font-size="12pt" style:font-size-asian="12pt" style:font-size-complex="12pt"/>
    </style:style>
    <style:style style:name="T38" style:family="text">
      <style:text-properties officeooo:rsid="0003d2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9">Associate Professor of English</text:span></text:p>
      <text:p text:style-name="P12">Indiana University of Pennsylvania</text:p>
      <text:p text:style-name="P11"><text:span text:style-name="T37">Indiana, PA 15705<text:line-break/>(724) 357-2606</text:span></text:p>
      <text:p text:style-name="P10"><text:span text:style-name="Strong_20_Emphasis"><text:span text:style-name="T27">sherwood@iup.edu / sherwoodweb.org / </text:span></text:span><text:span text:style-name="Strong_20_Emphasis"><text:span text:style-name="T28">@kwsherwood</text:span></text:span></text:p>
      <text:p text:style-name="P13"/>
      <text:p text:style-name="P8">Education</text:p>
      <text:p text:style-name="P16">PhD English, SUNY at Buffalo, February 2001</text:p>
      <text:p text:style-name="P16">MA English, SUNY at Buffalo, September 1997</text:p>
      <text:p text:style-name="P16">BA English, Bates College, June 1991</text:p>
      <text:p text:style-name="book-head22"/>
      <text:p text:style-name="P7">Awards and Honors</text:p>
      <text:p text:style-name="P28">Participating Scholar, "High Performance Sound Technology for Access and Scholarship,"<text:span text:style-name="T38">NEH</text:span> Institute for Advanced Topics in Digital Humanities, Austin, TX. Summer 2013, Summer 2014.</text:p>
      <text:p text:style-name="P19">Technological Exploration and Innovation-ACPAC, IUP, <text:span text:style-name="T36">2014, </text:span>2007, 2005</text:p>
      <text:p text:style-name="P9"/>
      <text:p text:style-name="P9">Positions Held</text:p>
      <text:p text:style-name="P1">Co-director, Center for Digital Humanities and Culture, IUP. 2009-<text:span text:style-name="T36">present</text:span></text:p>
      <text:p text:style-name="P17">Associate Professor, I<text:span text:style-name="T36">UP</text:span>, 2007-present</text:p>
      <text:p text:style-name="P17">Assistant Professor, I<text:span text:style-name="T36">UP</text:span>, 2003-2007</text:p>
      <text:p text:style-name="P18">Assistant Professor, University of Texas of the Permian Basin, 2001-2003</text:p>
      <text:p text:style-name="P20"/>
      <text:p text:style-name="P9">Select Scholarship</text:p>
      <text:p text:style-name="P21">scholarly editing:</text:p>
      <text:p text:style-name="P24"><text:span text:style-name="T12">Curator. </text:span><text:span text:style-name="T14">Reading Rebooted: Glimpsing the Future of Literature in the Digital Age</text:span><text:span text:style-name="T17">. <text:s/>Exhibition, Kipp Gallery, Indiana University of PA. November 30- December 6, 2008. <text:s/>Online at &lt;readingrebooted.iupdhc.org&gt;</text:span></text:p>
      <text:p text:style-name="P24"><text:span text:style-name="T7">Edited with an Introduction and Preface. </text:span><text:span text:style-name="T13">A Useful Art: Essays and Radio Scripts on American Design</text:span><text:span text:style-name="T7">. By Louis Zukofsky. Middletown: Wesleyan U P, July 2003.</text:span></text:p>
      <text:p text:style-name="P21"/>
      <text:p text:style-name="P22">publications:</text:p>
      <text:p text:style-name="P26"><text:span text:style-name="T24">“</text:span><text:span text:style-name="T21">Distanced sounding: ARLO as a tool for the analysis and visualization of versioning phenomena within poetry audio” Clippings Series. </text:span><text:span text:style-name="T22">Jacket 2</text:span><text:span text:style-name="T23">. <text:s/>Kelly Writers Houe, University of Pennsylvania. March 2015. </text:span></text:p>
      <text:p text:style-name="P4"><text:span text:style-name="T15">"</text:span><text:span text:style-name="T21">Performing Through: An Approach to Translation and Severo Sarduy’s Big Bang." <text:s/></text:span><text:span text:style-name="T22">SJML</text:span><text:span text:style-name="T23">, Dept of Modern Language and Literature, Shippensburg, University. Spring 2013.</text:span></text:p>
      <text:p text:style-name="P16"><text:span text:style-name="T16"/></text:p>
      <text:p text:style-name="P24"><text:soft-page-break/><text:span text:style-name="T7">"Elaborative Versionings: Characteristics of Emergent Performance in Three Print/ Oral/Aural Poets" </text:span><text:span text:style-name="T13">Oral Tradition</text:span><text:span text:style-name="T7">, Center For Studies in Oral Tradition, University of Missouri-Columbia 21:1 (March 2006). </text:span></text:p>
      <text:p text:style-name="P20"><text:span text:style-name="T7"/></text:p>
      <text:p text:style-name="P20"><text:span text:style-name="T33">Keynotes/Guest Lectures, </text:span><text:span text:style-name="T34">Conference and Workshops</text:span></text:p>
      <text:p text:style-name="P23"><text:span text:style-name="T26"/></text:p>
      <text:p text:style-name="P23"><text:span text:style-name="T26">“Pedagogy and Poetry Audio: DH Approaches to Teaching Recorded Poetry/Archives.” <text:s/>Northeast Modern Language Association, Baltmore MD. 2017. </text:span><text:span text:style-name="T35">Panel Coordinator.</text:span></text:p>
      <text:p text:style-name="P27"><text:span text:style-name="T7">“Born Digital-Literature and Pedagogy” 9</text:span><text:span text:style-name="T25">th</text:span><text:span text:style-name="T7"> Annual SCC Creative Writing Festival, <text:s/></text:span><text:span text:style-name="T9">Long Island, New York. 15 April 2016. Keynote Address</text:span></text:p>
      <text:p text:style-name="P4"><text:span text:style-name="T11">“</text:span><text:span text:style-name="T9">Distanced Sounding: Versioning Poems in the Digital Audio Archive.”Close and Distant Listening to Poetry with HiPSTAS and PennSound. <text:s/>Convention of the Modern Language Association. 7 January 2016. Austin, TX. </text:span><text:span text:style-name="T10">Presenter.</text:span></text:p>
      <text:p text:style-name="P25"><text:span text:style-name="T18">“</text:span><text:span text:style-name="T19">Pedagogy and Poetry Audio.” Elliston Project Digital Archive. University of Cincinnati. 5 October 2013. </text:span><text:span text:style-name="T20">Invited lecture/workshop. </text:span></text:p>
      <text:p text:style-name="P3"><text:span text:style-name="T31">Introduction to the Text Encoding Initiative, Julia Flanders. MLA Workshop: Get Started in the Digital Humanities. Convention of the Modern Language Association. <text:s/>January 3, 2013. Boston, MA. <text:s/>Participant.</text:span></text:p>
      <text:p text:style-name="P3"><text:span text:style-name="T31">Building a Digital Humanities Center/Program, Jennifer Guiliano. MLA Workshop: Get Started in the Digital Humanities. Convention of the Modern Language Association. <text:s/>January 3, 2013. Boston, MA. <text:s/>Participant.</text:span></text:p>
      <text:p text:style-name="P3"><text:span text:style-name="T31">"Teaching Literary Reading Through Annotation," The Humanities and Technology Camp MLA 2013. Northeastern University, Boston, MA. January 2, 2013. <text:s/>Workshop proposer and convener.</text:span></text:p>
      <text:p text:style-name="P2"/>
      <text:p text:style-name="P5">Poetry</text:p>
      <text:p text:style-name="P6"><text:span text:style-name="T31">Published two chapbooks, more than two-dozen poems in journals, and delivered 20+ poetry readings and performances. <text:s/>Began working at the intersection of computation, poetry, and pedagogy with the founding and co-editing of RIF/T (Electronic Poetry Center) in 1993 and </text:span><text:span text:style-name="T32">serving as project director</text:span><text:span text:style-name="T31"> for the Lila-Wallace Funded, City Honors Online Writing Project with Robert Creeley </text:span><text:span text:style-name="T32">from</text:span><text:span text:style-name="T31"> </text:span><text:span text:style-name="T32">1995-1997.</text:span><text:span text:style-name="T3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skerville" svg:font-family="Baskerville"/>
    <style:font-face style:name="Helvetica Neue" svg:font-family="'Helvetica Neue', Helvetica, Arial, sans-serif"/>
    <style:font-face style:name="DejaVu Sans" svg:font-family="'DejaVu Sans'" style:font-pitch="variable"/>
    <style:font-face style:name="Libre Baskerville" svg:font-family="'Libre Baskerville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Book Antiqua" fo:font-family="'Book Antiqua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ook-head2" style:family="paragraph" style:parent-style-name="Standard" style:next-style-name="book-norm">
      <style:text-properties style:text-underline-style="solid" style:text-underline-width="auto" style:text-underline-color="font-color" fo:font-weight="bold" style:font-weight-asian="bold"/>
    </style:style>
    <style:style style:name="book-norm" style:family="paragraph" style:parent-style-name="Standard"/>
    <style:style style:name="book-head22" style:family="paragraph" style:parent-style-name="Standard" style:next-style-name="book-norm">
      <style:paragraph-properties fo:margin-left="0in" fo:margin-right="0in" fo:text-indent="-0.25in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book-norm2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book-norm2" style:master-page-name="Standard">
      <style:paragraph-properties fo:text-align="center" style:justify-single-word="false" style:page-number="auto"/>
      <style:text-properties officeooo:paragraph-rsid="0003d282"/>
    </style:style>
    <style:style style:name="MT1" style:family="text">
      <style:text-properties fo:color="#000000" style:font-name="Book Antiqua" fo:font-size="20pt" fo:letter-spacing="0.139in" style:font-size-asian="20pt" style:font-name-complex="Book Antiqua" style:font-size-complex="20pt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style:dynamic-spacing="true" draw:fill="none"/>
      </style:header-style>
      <style:footer-style>
        <style:header-footer-properties fo:min-height="0.202in" fo:margin-top="0.1634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Strong_20_Emphasis"><text:span text:style-name="MT1"/></text:span></text:p>
      </style:header>
      <style:header-first>
        <text:p text:style-name="MP1"><text:span text:style-name="Strong_20_Emphasis"><text:span text:style-name="MT1">Kenneth Sherwood</text:span></text:span></text:p>
      </style:header-first>
      <style:header-left>
        <text:p text:style-name="MP1"><text:span text:style-name="Strong_20_Emphasis"><text:span text:style-name="MT1"/></text:span></text:p>
      </style:header-left>
      <style:footer>
        <text:p text:style-name="Footer"/>
        <text:p text:style-name="Footer"/>
      </style:footer>
      <style:footer-first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enneth Sherwood</dc:title>
    <meta:initial-creator>IUP</meta:initial-creator>
    <meta:creation-date>2007-10-18T23:02:00</meta:creation-date>
    <dc:creator>Kenneth Sherwood</dc:creator>
    <dc:date>2016-12-19T16:52:01.567511266</dc:date>
    <meta:print-date>2006-10-31T17:18:00</meta:print-date>
    <meta:editing-cycles>11</meta:editing-cycles>
    <meta:editing-duration>P23DT22H35M19S</meta:editing-duration>
    <meta:generator>LibreOffice/4.4.3.2$Linux_X86_64 LibreOffice_project/40m0$Build-2</meta:generator>
    <meta:document-statistic meta:table-count="0" meta:image-count="0" meta:object-count="0" meta:page-count="2" meta:paragraph-count="35" meta:word-count="462" meta:character-count="3460" meta:non-whitespace-character-count="3016"/>
  </office:meta>
</office:document-meta>
</file>